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游明朝" svg:font-family="游明朝" style:font-family-generic="system" style:font-pitch="variable"/>
    <style:font-face style:name="ＭＳ 明朝" svg:font-family="'ＭＳ 明朝'" style:font-adornments="標準" style:font-family-generic="roman" style:font-pitch="fixed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游明朝" svg:font-family="游明朝" style:font-family-generic="system" style:font-pitch="variable"/>
    <style:font-face style:name="ＭＳ 明朝" svg:font-family="'ＭＳ 明朝'" style:font-adornments="標準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ＭＳ 明朝" fo:font-family="'ＭＳ 明朝'" style:font-style-name="標準" style:font-family-generic="roman" style:font-pitch="fixed" fo:font-size="10pt" fo:font-weight="normal" style:font-name-asian="ＭＳ 明朝" style:font-family-asian="'ＭＳ 明朝'" style:font-style-name-asian="標準" style:font-family-generic-asian="roman" style:font-pitch-asian="fixed" style:font-size-asian="10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ＭＳ 明朝" fo:font-family="'ＭＳ 明朝'" style:font-style-name="標準" style:font-family-generic="roman" style:font-pitch="fixed" fo:font-size="14pt" style:font-name-asian="ＭＳ 明朝" style:font-family-asian="'ＭＳ 明朝'" style:font-style-name-asian="標準" style:font-family-generic-asian="roman" style:font-pitch-asian="fixed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weight="bold" style:font-weight-asian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style="normal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style:contextual-spacing="false"/>
      <style:text-properties fo:font-size="17.5pt" fo:font-style="normal" fo:font-weight="bold" style:font-size-asian="17.5pt" style:font-weight-asian="bold" style:font-size-complex="17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style="normal" fo:font-weight="bold" style:font-size-asian="20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>
        <style:tab-stops/>
      </style:paragraph-properties>
      <style:text-properties fo:font-size="16pt" style:font-size-asian="16pt" style:font-size-complex="18pt"/>
    </style:style>
    <style:style style:name="均等割り付け" style:family="paragraph" style:parent-style-name="Table_20_Contents" style:master-page-name="">
      <style:paragraph-properties fo:text-align="justify" fo:text-align-last="justify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style:contextual-spacing="false"/>
      <style:text-properties fo:font-size="15pt" fo:font-style="normal" fo:font-weight="bold" style:font-size-asian="15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3cm" fo:margin-bottom="0.212cm" style:contextual-spacing="false"/>
      <style:text-properties fo:font-size="12.5pt" fo:font-style="normal" fo:font-weight="bold" style:font-size-asian="12.5pt" style:font-style-asian="normal" style:font-weight-asian="bold" style:font-size-complex="12.5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23cm" fo:margin-bottom="0.212cm" style:contextual-spacing="false"/>
      <style:text-properties fo:font-size="10pt" fo:font-style="normal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23cm" fo:margin-bottom="0.212cm" style:contextual-spacing="false"/>
      <style:text-properties fo:font-size="7.5pt" fo:font-style="normal" fo:font-weight="bold" style:font-size-asian="7.5pt" style:font-style-asian="normal" style:font-weight-asian="bold" style:font-size-complex="7.5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2T17:03:33.832000000</meta:creation-date>
    <meta:editing-cycles>2</meta:editing-cycles>
    <meta:editing-duration>PT12S</meta:editing-duration>
    <meta:generator>LibreOffice/7.2.5.2$Windows_X86_64 LibreOffice_project/499f9727c189e6ef3471021d6132d4c694f357e5</meta:generator>
    <dc:date>2022-07-22T17:03:34.679000000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LibreOffice - Writer" xlink:href="file:///C:/Users/User/AppData/Roaming/LibreOffice/4/user/template/LibreOffice%20-%20Writer.ott" meta:date="2022-07-03T20:57:43.173000000"/>
  </office:meta>
</office:document-meta>
</file>